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gradient" draw:fill-gradient-name="Gradient_20_7" draw:textarea-horizontal-align="justify" draw:textarea-vertical-align="middle" draw:auto-grow-height="false"/>
    </style:style>
    <style:style style:name="gr3" style:family="graphic" style:parent-style-name="standard">
      <style:graphic-properties draw:stroke="none" draw:fill="gradient" draw:fill-gradient-name="Gradient_20_8"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13.47cm"/>
    </style:style>
    <style:style style:name="gr7" style:family="graphic" style:parent-style-name="standard">
      <style:graphic-properties draw:fill="gradient" draw:fill-gradient-name="Gradient_20_1" draw:textarea-horizontal-align="justify" draw:textarea-vertical-align="middle" draw:auto-grow-height="false"/>
    </style:style>
    <style:style style:name="gr8" style:family="graphic" style:parent-style-name="standard">
      <style:graphic-properties draw:fill="gradient" draw:fill-color="#33a3a3" draw:fill-gradient-name="Gradient_20_1" draw:textarea-vertical-align="middle" draw:auto-grow-height="false" fo:min-height="0.749cm" fo:min-width="0.499cm"/>
    </style:style>
    <style:style style:name="gr9" style:family="graphic" style:parent-style-name="standard">
      <style:graphic-properties draw:fill="gradient" draw:fill-color="#00ae00" draw:fill-gradient-name="Gradient_20_1" draw:textarea-horizontal-align="justify" draw:textarea-vertical-align="middle" draw:auto-grow-height="false"/>
    </style:style>
    <style:style style:name="gr10" style:family="graphic" style:parent-style-name="standard">
      <style:graphic-properties draw:fill="gradient" draw:fill-color="#ffffcc" draw:fill-gradient-name="Gradient_20_1" draw:textarea-vertical-align="middle" draw:auto-grow-height="false" fo:min-height="0.749cm" fo:min-width="0.499cm"/>
    </style:style>
    <style:style style:name="P1" style:family="paragraph">
      <style:paragraph-properties fo:margin-left="0cm" fo:margin-right="0cm" fo:text-indent="0cm"/>
    </style:style>
    <style:style style:name="P2" style:family="paragraph">
      <style:text-properties fo:color="#ff0000" fo:font-size="10pt"/>
    </style:style>
    <style:style style:name="P3" style:family="paragraph">
      <style:paragraph-properties fo:text-align="center"/>
    </style:style>
    <style:style style:name="P4" style:family="paragraph">
      <style:text-properties fo:color="#808080" fo:font-family="Verdana" style:font-family-generic="swiss" style:font-pitch="variable" fo:font-size="8pt" fo:font-weight="bold" style:font-size-asian="8pt" style:font-weight-asian="bold" style:font-size-complex="8pt" style:font-weight-complex="bold"/>
    </style:style>
    <style:style style:name="P5" style:family="paragraph">
      <style:text-properties fo:color="#808080" fo:font-family="Verdana" style:font-family-generic="swiss" style:font-pitch="variable" fo:font-size="7pt" style:font-size-asian="7pt" style:font-size-complex="7pt"/>
    </style:style>
    <style:style style:name="P6" style:family="paragraph">
      <style:text-properties fo:font-family="Verdana" style:font-family-generic="swiss" style:font-pitch="variable" fo:font-size="6pt" style:font-size-asian="6pt" style:font-size-complex="6pt"/>
    </style:style>
    <style:style style:name="P7" style:family="paragraph">
      <style:paragraph-properties fo:margin-left="0cm" fo:margin-right="0cm" fo:text-indent="0cm"/>
      <style:text-properties fo:font-size="11pt"/>
    </style:style>
    <style:style style:name="P8" style:family="paragraph">
      <style:text-properties fo:font-size="12pt"/>
    </style:style>
    <style:style style:name="T1" style:family="text">
      <style:text-properties fo:color="#ff0000" fo:font-size="10pt"/>
    </style:style>
    <style:style style:name="T2" style:family="text">
      <style:text-properties fo:color="#808080" fo:font-family="Verdana" style:font-family-generic="swiss" style:font-pitch="variable" fo:font-size="8pt" fo:font-weight="bold" style:font-size-asian="8pt" style:font-weight-asian="bold" style:font-size-complex="8pt" style:font-weight-complex="bold"/>
    </style:style>
    <style:style style:name="T3" style:family="text">
      <style:text-properties fo:color="#808080" fo:font-family="Verdana" style:font-family-generic="swiss" style:font-pitch="variable" fo:font-size="7pt" style:font-size-asian="7pt" style:font-size-complex="7pt"/>
    </style:style>
    <style:style style:name="T4" style:family="text">
      <style:text-properties fo:font-family="Verdana" style:font-family-generic="swiss" style:font-pitch="variable" fo:font-size="7pt" style:font-size-asian="7pt" style:font-size-complex="7pt"/>
    </style:style>
    <style:style style:name="T5" style:family="text">
      <style:text-properties fo:font-size="11pt"/>
    </style:style>
    <style:style style:name="T6" style:family="text">
      <style:text-properties fo:font-size="11pt" fo:font-weight="bold"/>
    </style:style>
    <style:style style:name="T7"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er_20_defecte">
        <draw:frame draw:style-name="gr1" draw:layer="layout" svg:width="9.206cm" svg:height="0.988cm" svg:x="5.968cm" svg:y="1.5cm">
          <draw:text-box>
            <text:p text:style-name="P1">JTA TRANSACTION SERVICE</text:p>
          </draw:text-box>
        </draw:frame>
        <draw:frame draw:style-name="gr1" draw:text-style-name="P2" draw:layer="layout" svg:width="18.227cm" svg:height="0.662cm" svg:x="1.5cm" svg:y="6cm">
          <draw:text-box>
            <text:p text:style-name="P1"><text:span text:style-name="T1">JBoss Transactions (JBoss TS = Jboss Transactions) is the new default transaction manager for JBoss.</text:span></text:p>
          </draw:text-box>
        </draw:frame>
        <draw:custom-shape draw:style-name="gr2" draw:text-style-name="P3" draw:layer="layout" svg:width="2cm" svg:height="2cm" svg:x="6.2cm" svg:y="14.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id="id4" draw:layer="layout" svg:width="2cm" svg:height="2cm" svg:x="10.6cm" svg:y="17.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id="id3" draw:layer="layout" svg:width="2cm" svg:height="2cm" svg:x="6.2cm" svg:y="16.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id="id1" draw:layer="layout" svg:width="2cm" svg:height="2cm" svg:x="10.5cm" svg:y="13.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 draw:text-style-name="P4" draw:layer="layout" svg:width="3.855cm" svg:height="0.59cm" svg:x="4cm" svg:y="14.826cm">
          <draw:text-box>
            <text:p text:style-name="P1"><text:span text:style-name="T2">Transaction Manager</text:span></text:p>
          </draw:text-box>
        </draw:frame>
        <draw:frame draw:style-name="gr1" draw:text-style-name="P5" draw:layer="layout" svg:width="8.651cm" svg:height="1.455cm" svg:x="4.79cm" svg:y="13.1cm">
          <draw:text-box>
            <text:p text:style-name="P1"><text:span text:style-name="T3">This component is distributed across the transactional system. </text:span></text:p>
            <text:p text:style-name="P1"><text:span text:style-name="T3">It manages and coordinates the work involved in the transaction. </text:span></text:p>
            <text:p text:style-name="P1"><text:span text:style-name="T3">The transaction manager is exposed by the javax.transaction.</text:span></text:p>
            <text:p text:style-name="P1"><text:span text:style-name="T3">TransactionManager interface in JTA.</text:span></text:p>
          </draw:text-box>
        </draw:frame>
        <draw:frame draw:style-name="gr1" draw:text-style-name="P6" draw:layer="layout" svg:width="8.944cm" svg:height="0.853cm" svg:x="3.8cm" svg:y="18.289cm">
          <draw:text-box>
            <text:p text:style-name="P1"><text:span text:style-name="T3"><text:s/></text:span><text:span text:style-name="T3">A transaction context identifies a particular transaction.</text:span></text:p>
            <text:p text:style-name="P1"><text:span text:style-name="T3"><text:s/></text:span><text:span text:style-name="T3">In JTA the corresponding interface is javax.transaction.Transaction</text:span><text:span text:style-name="T4">.</text:span></text:p>
          </draw:text-box>
        </draw:frame>
        <draw:frame draw:style-name="gr4" draw:layer="layout" svg:width="0.502cm" svg:height="1.237cm" svg:x="7.456cm" svg:y="16.386cm">
          <draw:text-box>
            <text:p/>
          </draw:text-box>
        </draw:frame>
        <draw:frame draw:style-name="gr1" draw:text-style-name="P4" draw:layer="layout" svg:width="3.719cm" svg:height="0.59cm" svg:x="3.795cm" svg:y="17.412cm">
          <draw:text-box>
            <text:p text:style-name="P1"><text:span text:style-name="T2">Transaction Context</text:span></text:p>
          </draw:text-box>
        </draw:frame>
        <draw:frame draw:style-name="gr1" draw:text-style-name="P4" draw:layer="layout" svg:width="3.685cm" svg:height="0.59cm" svg:x="11.788cm" svg:y="14.612cm">
          <draw:text-box>
            <text:p text:style-name="P1"><text:span text:style-name="T2">Transactional Client</text:span></text:p>
          </draw:text-box>
        </draw:frame>
        <draw:frame draw:style-name="gr1" draw:text-style-name="P4" draw:id="id2" draw:layer="layout" svg:width="3.804cm" svg:height="0.59cm" svg:x="11.6cm" svg:y="17.4cm">
          <draw:text-box>
            <text:p text:style-name="P1"><text:span text:style-name="T2">Transactional Object</text:span></text:p>
          </draw:text-box>
        </draw:frame>
        <draw:custom-shape draw:style-name="gr3" draw:text-style-name="P3" draw:layer="layout" svg:width="2cm" svg:height="2cm" svg:x="5.2cm" svg:y="20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 draw:text-style-name="P4" draw:layer="layout" svg:width="4.21cm" svg:height="0.59cm" svg:x="4.07cm" svg:y="19.426cm">
          <draw:text-box>
            <text:p text:style-name="P1"><text:span text:style-name="T2">Recoverable Resource <text:s/></text:span></text:p>
          </draw:text-box>
        </draw:frame>
        <draw:frame draw:style-name="gr1" draw:text-style-name="P5" draw:layer="layout" svg:width="9.616cm" svg:height="1.154cm" svg:x="8.4cm" svg:y="15.9cm">
          <draw:text-box>
            <text:p text:style-name="P1"><text:span text:style-name="T3">A transactional client can invoke operations on one or more transactional </text:span></text:p>
            <text:p text:style-name="P1"><text:span text:style-name="T3">objects in a single transaction. The transactional client that started the </text:span></text:p>
            <text:p text:style-name="P1"><text:span text:style-name="T3">transaction is called the transaction originator.</text:span></text:p>
          </draw:text-box>
        </draw:frame>
        <draw:connector draw:style-name="gr5" draw:text-style-name="P3" draw:layer="layout" draw:type="curve" svg:x1="10.5cm" svg:y1="14.9cm" svg:x2="11.6cm" svg:y2="17.695cm" draw:start-shape="id1" draw:end-shape="id2" draw:end-glue-point="3" svg:d="m10500 14900c-751 0-1301 2795 1100 2795">
          <text:p/>
        </draw:connector>
        <draw:frame draw:style-name="gr1" draw:text-style-name="P5" draw:layer="layout" svg:width="6.708cm" svg:height="1.154cm" svg:x="10.7cm" svg:y="19.1cm">
          <draw:text-box>
            <text:p text:style-name="P1"><text:span text:style-name="T3">A transactional object is an object whose behavior</text:span></text:p>
            <text:p text:style-name="P1"><text:span text:style-name="T3">is affected by operations performed on it within a </text:span></text:p>
            <text:p text:style-name="P1"><text:span text:style-name="T3">transactional context.</text:span></text:p>
          </draw:text-box>
        </draw:frame>
        <draw:frame draw:style-name="gr1" draw:text-style-name="P5" draw:layer="layout" svg:width="11.263cm" svg:height="1.154cm" svg:x="5.638cm" svg:y="20.287cm">
          <draw:text-box>
            <text:p text:style-name="P1"><text:span text:style-name="T3">A recoverable resource is a transactional object whose state is saved to stable storage </text:span></text:p>
            <text:p text:style-name="P1"><text:span text:style-name="T3">if the transaction is committed, and whose state can be reset to what it was at</text:span></text:p>
            <text:p text:style-name="P1"><text:span text:style-name="T3">the beginning of the transaction if the transaction is rolled back. </text:span></text:p>
          </draw:text-box>
        </draw:frame>
        <draw:connector draw:style-name="gr5" draw:text-style-name="P3" draw:layer="layout" draw:type="curve" svg:x1="8.2cm" svg:y1="17.6cm" svg:x2="10.6cm" svg:y2="18.2cm" draw:start-shape="id3" draw:end-shape="id4" draw:end-glue-point="3" svg:d="m8200 17600c1801 0 602 600 2400 600">
          <text:p/>
        </draw:connector>
        <draw:frame draw:style-name="gr6" draw:text-style-name="P7" draw:layer="layout" svg:width="17.97cm" svg:height="2.969cm" svg:x="2.53cm" svg:y="3cm">
          <draw:text-box>
            <text:p text:style-name="P1"><text:span text:style-name="T5">/extensio/jboss-4.2.2.GA/server/default/conf/jbossjta-properties.xml</text:span></text:p>
            <text:p text:style-name="P1"><text:span text:style-name="T5"/></text:p>
            <text:p text:style-name="P1"><text:span text:style-name="T6">boot.log (Jboss) :</text:span></text:p>
            <text:p text:style-name="P1"><text:span text:style-name="T5">[ServiceCreator] About to create bean: jboss:service=TransactionManager with code: com.arjuna.ats.jbossatx.jta.TransactionManagerService</text:span></text:p>
            <text:p text:style-name="P1"><text:span text:style-name="T5"/></text:p>
          </draw:text-box>
        </draw:frame>
      </draw:page>
      <draw:page draw:name="page2" draw:style-name="dp1" draw:master-page-name="Per_20_defecte">
        <draw:frame draw:style-name="gr1" draw:layer="layout" svg:width="12.228cm" svg:height="0.988cm" svg:x="6cm" svg:y="1cm">
          <draw:text-box>
            <text:p text:style-name="P1">Local versus distributed transactions</text:p>
          </draw:text-box>
        </draw:frame>
        <draw:custom-shape draw:style-name="gr7" draw:text-style-name="P3" draw:id="id5" draw:layer="layout" svg:width="5.5cm" svg:height="5cm" svg:x="2cm" svg:y="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3" draw:layer="layout" svg:width="1cm" svg:height="1cm" svg:x="3.5cm" svg:y="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3" draw:id="id7" draw:layer="layout" svg:width="5cm" svg:height="5cm" svg:x="13.5cm" svg:y="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3" draw:layer="layout" svg:width="1cm" svg:height="1cm" svg:x="15cm" svg:y="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3" draw:id="id8" draw:layer="layout" svg:width="4.5cm" svg:height="4cm" svg:x="7.5cm" svg:y="18.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3" draw:layer="layout" svg:width="1cm" svg:height="1cm" svg:x="3cm" svg:y="7.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3" draw:layer="layout" svg:width="1cm" svg:height="1cm" svg:x="14.5cm" svg:y="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3" draw:layer="layout" svg:width="1cm" svg:height="1cm" svg:x="14cm" svg:y="7.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3" draw:layer="layout" svg:width="1cm" svg:height="1cm" svg:x="16cm" svg:y="8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layer="layout" svg:width="7.445cm" svg:height="0.988cm" svg:x="2cm" svg:y="11.012cm">
          <draw:text-box>
            <text:p text:style-name="P1">VM = maquina virtual</text:p>
          </draw:text-box>
        </draw:frame>
        <draw:frame draw:style-name="gr1" draw:layer="layout" svg:width="7.445cm" svg:height="0.988cm" svg:x="12.203cm" svg:y="9.512cm">
          <draw:text-box>
            <text:p text:style-name="P1">VM = maquina virtual</text:p>
          </draw:text-box>
        </draw:frame>
        <draw:frame draw:style-name="gr1" draw:layer="layout" svg:width="7.445cm" svg:height="0.988cm" svg:x="10.703cm" svg:y="22.512cm">
          <draw:text-box>
            <text:p text:style-name="P1">VM = maquina virtual</text:p>
          </draw:text-box>
        </draw:frame>
        <draw:frame draw:style-name="gr1" draw:text-style-name="P8" draw:layer="layout" svg:width="5.675cm" svg:height="1.243cm" svg:x="1.825cm" svg:y="18cm">
          <draw:text-box>
            <text:p text:style-name="P1"><text:span text:style-name="T7">JBOSS TS utilitza CORBA</text:span></text:p>
            <text:p text:style-name="P1"><text:span text:style-name="T7">WS-T utilitza SOAP/HTTP</text:span></text:p>
          </draw:text-box>
        </draw:frame>
        <draw:custom-shape draw:style-name="gr10" draw:text-style-name="P3" draw:id="id6" draw:layer="layout" svg:width="6.5cm" svg:height="3.5cm" svg:x="8cm" svg:y="1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3" draw:layer="layout" draw:type="curve" svg:x1="4.75cm" svg:y1="11cm" svg:x2="11.25cm" svg:y2="12.5cm" draw:start-shape="id5" draw:end-shape="id6" svg:d="m4750 11000c0 1126 6500 377 6500 1500">
          <text:p/>
        </draw:connector>
        <draw:connector draw:style-name="gr5" draw:text-style-name="P3" draw:layer="layout" draw:type="curve" svg:x1="16cm" svg:y1="9.5cm" svg:x2="14.5cm" svg:y2="14.25cm" draw:start-shape="id7" draw:end-shape="id6" draw:end-glue-point="1" svg:d="m16000 9500c0 3167-500 4750-1500 4750">
          <text:p/>
        </draw:connector>
        <draw:connector draw:style-name="gr5" draw:text-style-name="P3" draw:layer="layout" draw:type="curve" svg:x1="11.25cm" svg:y1="16cm" svg:x2="9.75cm" svg:y2="18.5cm" draw:start-shape="id6" draw:end-shape="id8" svg:d="m11250 16000c0 1876-1500 627-1500 25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ff950e" draw:end-color="#ffffff" draw:start-intensity="100%" draw:end-intensity="100%" draw:angle="0" draw:border="0%"/>
    <draw:gradient draw:name="Gradient_20_7" draw:display-name="Gradient 7" draw:style="linear" draw:start-color="#83caff" draw:end-color="#ffffff" draw:start-intensity="100%" draw:end-intensity="100%" draw:angle="450" draw:border="0%"/>
    <draw:gradient draw:name="Gradient_20_8" draw:display-name="Gradient 8" draw:style="linear" draw:start-color="#99ccff"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ca" fo:country="ES" style:font-family-asian="'DejaVu Sans'" style:font-family-generic-asian="system" style:font-pitch-asian="variable" style:font-size-asian="24pt" style:language-asian="ca" style:country-asian="ES" style:font-family-complex="'DejaVu Sans'" style:font-family-generic-complex="system" style:font-pitch-complex="variable" style:font-size-complex="24pt" style:language-complex="ca"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er_20_defecte" style:display-name="Per defect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meta:initial-creator>root</meta:initial-creator>
    <meta:creation-date>2008-09-09T20:46:32</meta:creation-date>
    <dc:date>2011-04-12T17:37:36.85</dc:date>
    <dc:language>ca-ES</dc:language>
    <meta:editing-cycles>15</meta:editing-cycles>
    <meta:editing-duration>PT13H20M47S</meta:editing-duration>
    <dc:creator>pere santasusana</dc:creator>
    <meta:document-statistic meta:object-count="39"/>
    <meta:user-defined meta:name="Info 1"/>
    <meta:user-defined meta:name="Info 2"/>
    <meta:user-defined meta:name="Info 3"/>
    <meta:user-defined meta:name="Info 4"/>
  </office:meta>
</office:document-meta>
</file>